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1.1979in" style:rel-column-width="11333*"/>
    </style:style>
    <style:style style:name="Table1.B" style:family="table-column">
      <style:table-column-properties style:column-width="2.8646in" style:rel-column-width="27100*"/>
    </style:style>
    <style:style style:name="Table1.C" style:family="table-column">
      <style:table-column-properties style:column-width="2.8646in" style:rel-column-width="27102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1.1146in" style:rel-column-width="10544*"/>
    </style:style>
    <style:style style:name="Table2.B" style:family="table-column">
      <style:table-column-properties style:column-width="0.8333in" style:rel-column-width="7883*"/>
    </style:style>
    <style:style style:name="Table2.C" style:family="table-column">
      <style:table-column-properties style:column-width="2.6042in" style:rel-column-width="24637*"/>
    </style:style>
    <style:style style:name="Table2.D" style:family="table-column">
      <style:table-column-properties style:column-width="2.375in" style:rel-column-width="22471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D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center" style:justify-single-word="false"/>
      <style:text-properties fo:color="#000099" style:font-name="Arial" fo:font-size="22pt" style:font-size-asian="22pt" style:font-size-complex="22pt"/>
    </style:style>
    <style:style style:name="P6" style:family="paragraph" style:parent-style-name="Table_20_Contents">
      <style:paragraph-properties fo:text-align="start" style:justify-single-word="false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MP 3004 – Team Log – Feb 9<text:span text:style-name="T1">th</text:span> To Feb 16<text:span text:style-name="T1">th</text:span></text:p>
      <text:p text:style-name="P3"/>
      <text:p text:style-name="P4"><text:span text:style-name="T2">Table 1:</text:span> Team Meeting Date And People Attended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Meeting Date</text:p>
          </table:table-cell>
          <table:table-cell table:style-name="Table1.A1" office:value-type="string">
            <text:p text:style-name="P1">Members Attended</text:p>
          </table:table-cell>
          <table:table-cell table:style-name="Table1.C1" office:value-type="string">
            <text:p text:style-name="P1">Discussed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2"/>
          </table:table-cell>
        </table:table-row>
      </table:table>
      <text:p text:style-name="P4"/>
      <text:p text:style-name="P4"/>
      <text:p text:style-name="P4"><text:span text:style-name="T2">Table 2: </text:span>Team Member Work Table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">Team Member</text:p>
          </table:table-cell>
          <table:table-cell table:style-name="Table2.A1" office:value-type="string">
            <text:p text:style-name="P1">Hours Committed</text:p>
          </table:table-cell>
          <table:table-cell table:style-name="Table2.A1" office:value-type="string">
            <text:p text:style-name="P1">Achievements</text:p>
          </table:table-cell>
          <table:table-cell table:style-name="Table2.D1" office:value-type="string">
            <text:p text:style-name="P1">Planned</text:p>
          </table:table-cell>
        </table:table-row>
        <table:table-row>
          <table:table-cell table:style-name="Table2.A2" office:value-type="string">
            <text:p text:style-name="P1">Anthony Tasca</text:p>
          </table:table-cell>
          <table:table-cell table:style-name="Table2.B2" office:value-type="float" office:value="14">
            <text:p text:style-name="P1">14</text:p>
          </table:table-cell>
          <table:table-cell table:style-name="Table2.A2" office:value-type="string">
            <text:p text:style-name="P2">- Added tables for inventory and chits to the player controls user interface and methods for using them</text:p>
            <text:p text:style-name="P2"/>
            <text:p text:style-name="P2">- Created a basic combat view, and trading view with action listeners and useful methods</text:p>
            <text:p text:style-name="P2"/>
            <text:p text:style-name="P2">- Created HoverView that lets users view multiple objects located in the same clearing</text:p>
            <text:p text:style-name="P2"/>
            <text:p text:style-name="P2">- Created the use case maps, a use case for combat, and the requirements portion of the documentation </text:p>
            <text:p text:style-name="P2"/>
            <text:p text:style-name="P2">- Implemented end of game after 30 days with a popup displaying the winner</text:p>
          </table:table-cell>
          <table:table-cell table:style-name="Table2.D2" office:value-type="string">
            <text:p text:style-name="P2">- Research and begin coding the user interface that will be needed to satisfy iteration 2</text:p>
            <text:p text:style-name="P2"/>
            <text:p text:style-name="P2">- Work on integrating the user interface with the controller where needed</text:p>
          </table:table-cell>
        </table:table-row>
        <table:table-row>
          <table:table-cell table:style-name="Table2.A2" office:value-type="string">
            <text:p text:style-name="P1">Albert Cho</text:p>
          </table:table-cell>
          <table:table-cell table:style-name="Table2.B2" office:value-type="float" office:value="21">
            <text:p text:style-name="P1">21</text:p>
          </table:table-cell>
          <table:table-cell table:style-name="Table2.A2" office:value-type="string">
            <text:p text:style-name="P2">-Combat with pvp and most of the combat logistics and steps for the combat to simulate the game itself</text:p>
            <text:p text:style-name="P2"/>
            <text:p text:style-name="P2">-Steps towards the controller for the different days monster spawns and other things that are relevant to the flow of the game.</text:p>
            <text:p text:style-name="P2"/>
            <text:p text:style-name="P2">-Added most of the tables that might be needed to search through for future implementation and current</text:p>
          </table:table-cell>
          <table:table-cell table:style-name="Table2.D2" office:value-type="string">
            <text:p text:style-name="P2">-Working towards adding monsters and spawning them into so that they can interact with the players and surroundings</text:p>
            <text:p text:style-name="P2"/>
            <text:p text:style-name="P2">-Anything else that might be required in the logic of the combat system and day to day system</text:p>
          </table:table-cell>
        </table:table-row>
        <table:table-row>
          <table:table-cell table:style-name="Table2.A2" office:value-type="string">
            <text:p text:style-name="P1">Mitchell Hird</text:p>
          </table:table-cell>
          <table:table-cell table:style-name="Table2.B2" office:value-type="float" office:value="20">
            <text:p text:style-name="P1">20</text:p>
          </table:table-cell>
          <table:table-cell table:style-name="Table2.A2" office:value-type="string">
            <text:p text:style-name="P2">- Added support for multiple entities on a given clearing</text:p>
            <text:p text:style-name="P2"><text:soft-page-break/></text:p>
            <text:p text:style-name="P2">- Added inn to game, with easily changeable location</text:p>
            <text:p text:style-name="P2"/>
            <text:p text:style-name="P2">- Added basic chit factory for getting player weapons and armour when they are created. Can be expanded upon</text:p>
            <text:p text:style-name="P2"/>
            <text:p text:style-name="P2">- Expanded on Albert's combat system logistics, getting calculations correct and fine tuning steps for combat</text:p>
            <text:p text:style-name="P2"/>
            <text:p text:style-name="P2">- Improved the UI used combat</text:p>
            <text:p text:style-name="P2"/>
            <text:p text:style-name="P2">- Integrated combat UI with the combat controller that determines the flow control for combat</text:p>
            <text:p text:style-name="P2"/>
            <text:p text:style-name="P2">- Added treasure searching functionality for the player's current clearing</text:p>
          </table:table-cell>
          <table:table-cell table:style-name="Table2.D2" office:value-type="string">
            <text:p text:style-name="P2">- Implementing the restrictions on player turns, as currently the <text:soft-page-break/>player can carry out as many actions as they want</text:p>
            <text:p text:style-name="P2"/>
            <text:p text:style-name="P2">- Looking into trading and what is needed for the player to initiate the action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5T00:30:59.23</meta:creation-date>
    <dc:date>2015-02-22T22:49:56.49</dc:date>
    <meta:editing-duration>PT35M33S</meta:editing-duration>
    <meta:editing-cycles>15</meta:editing-cycles>
    <meta:generator>OpenOffice/4.0.1$Win32 OpenOffice.org_project/401m5$Build-9714</meta:generator>
    <meta:document-statistic meta:table-count="2" meta:image-count="0" meta:object-count="0" meta:page-count="2" meta:paragraph-count="37" meta:word-count="366" meta:character-count="2113"/>
  </office:meta>
</office:document-meta>
</file>